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76cm" fo:margin-right="0cm" fo:margin-top="0.199cm" fo:margin-bottom="0.199cm" loext:contextual-spacing="false" fo:line-height="150%" fo:text-indent="0cm" style:auto-text-indent="true" style:page-number="auto" fo:background-color="transparent">
        <style:tab-stops/>
      </style:paragraph-properties>
      <style:text-properties style:font-name="Times New Roman" fo:font-size="16pt" fo:font-weight="bold" officeooo:rsid="001e5b58" officeooo:paragraph-rsid="001e5b58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1e5b58" officeooo:paragraph-rsid="001e5b58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1ff047" officeooo:paragraph-rsid="001ff047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3edaf" officeooo:paragraph-rsid="0023edaf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officeooo:paragraph-rsid="0026d709"/>
    </style:style>
    <style:style style:name="T1" style:family="text">
      <style:text-properties officeooo:rsid="001ff047"/>
    </style:style>
    <style:style style:name="T2" style:family="text">
      <style:text-properties officeooo:rsid="002077b0"/>
    </style:style>
    <style:style style:name="T3" style:family="text">
      <style:text-properties fo:font-style="italic" officeooo:rsid="002077b0" style:font-style-asian="italic" style:font-style-complex="italic"/>
    </style:style>
    <style:style style:name="T4" style:family="text">
      <style:text-properties officeooo:rsid="00254284"/>
    </style:style>
    <style:style style:name="T5" style:family="text">
      <style:text-properties officeooo:rsid="0026d709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26d709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Wstęp</text:p>
      <text:p text:style-name="P2">Wraz z postępem technologicznym w wielu dziedzinach, powstają zarówno nowe możliwości jak i problemy towarzyszące człowiekowi. Wszelakie możliwości komunikowania się, <text:span text:style-name="T1">zakładania biznesu, promowania swoich prac ewoluowały z biegiem czasu, w końcu ku jeszcze skuteczniejszemu ułatwieniu dotarcia do szerszej rzeszy potencjalnych odbiorców czy wspólników powstały portale społecznościowe mające na celu skupiać ludzi oraz umożliwić komunikację w sposób bezpośredni.</text:span></text:p>
      <text:p text:style-name="P3">Celem pracy jest stworzenie portalu społecznościowego przeznaczonego dla inwestorów giełdowych oraz osób zawierających transakcje na <text:span text:style-name="T2">walutach wirtualnych (ang. </text:span><text:span text:style-name="T3">cryptocurrencies</text:span><text:span text:style-name="T2">). Głównym założeniem wyżej wymienionej aplikacji jest umożliwienie tejże grupie ludzi bezpośrednią komunikację między sobą, dzielenie się informacjami, śledzenie bieżących informacji na temat ekonomii powiązanej z tematem pracy, a także dokonywanie transakcji: zarówno operacje na akcjach poszczególnych spółek, jak i na walutach wirtualnych z</text:span><text:span text:style-name="T4">na</text:span><text:span text:style-name="T2">nych powszechnie jako kryptowaluty. </text:span></text:p>
      <text:p text:style-name="P4">Praca została podzielona na cztery części odnoszące się stricte do całego procesu wytwarzania aplikacji internetowych. Rozdział drugi skupia się na opisie technologii wykorzystanych do implementacji oprogramowania. W rozdziale trzecim zawarty jest opis projektu syste<text:span text:style-name="T4">m</text:span>u pod względem założeń, struktury warstw, na których dana aplikacja się opiera, projektu bazy danych <text:span text:style-name="T4">oraz zestawieniu zewnętrznych interfejsów API wykorzystanych do wyświetlenia danych. Rozdział czwarty został poświęcony opisowi implementacji omawianego systemu z rozbiciem na poszczególne funkcjonalności. Ostatnia z omawianych części stanowi odniesienie do przeprowadzenia testów poszczególnych warstw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1T15:04:10.909000000</meta:creation-date>
    <dc:date>2022-10-15T22:21:32.192000000</dc:date>
    <meta:editing-duration>PT24M53S</meta:editing-duration>
    <meta:editing-cycles>4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4" meta:word-count="204" meta:character-count="1699" meta:non-whitespace-character-count="1498"/>
  </office:meta>
</office:document-meta>
</file>